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400000384838E2BD758A30F3F.png" manifest:media-type="image/png"/>
  <manifest:file-entry manifest:full-path="Pictures/1000020100000800000008009069769CEC70EE74.png" manifest:media-type="image/png"/>
  <manifest:file-entry manifest:full-path="Pictures/1000020100000384000003844B69EA175035B393.png" manifest:media-type="image/png"/>
  <manifest:file-entry manifest:full-path="Pictures/1000000000000020000000204B249CA79A42C6D7.png" manifest:media-type="image/png"/>
  <manifest:file-entry manifest:full-path="Pictures/100041C60000A64B0000124B0CE5D8B85CF9908E.svg" manifest:media-type="image/svg+xml"/>
  <manifest:file-entry manifest:full-path="Pictures/100002010000038400000384C888223E27F447D6.png" manifest:media-type="image/png"/>
  <manifest:file-entry manifest:full-path="Pictures/1000020100000649000000B1B5AF9DC47A146834.png" manifest:media-type="image/png"/>
  <manifest:file-entry manifest:full-path="Pictures/1000222D000009B7000003347EB561018F1BFFB2.svg" manifest:media-type="image/svg+xml"/>
  <manifest:file-entry manifest:full-path="Pictures/100002010000005E0000001F59C7EBD1349B949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2c3e50" draw:fill-image-name="backgroun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3-notes">
      <style:graphic-properties draw:fill-color="#ffffff" draw:auto-grow-height="true" fo:min-height="13.364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loext:graphic-properties draw:fill-color="#ffffff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1" presentation:presentation-page-layout-name="AL1T0">
        <office:forms form:automatic-focus="false" form:apply-design-mode="false"/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pan text:style-name="T1">P</text:span><text:span text:style-name="T1">C</text:span><text:span text:style-name="T1">P</text:span><text:span text:style-name="T1">.</text:span><text:span text:style-name="T1">C</text:span><text:span text:style-name="T1">O</text:span><text:span text:style-name="T1">N</text:span><text:span text:style-name="T1">F</text:span><text:span text:style-name="T1"> </text:span><text:span text:style-name="T1">2</text:span><text:span text:style-name="T1">0</text:span><text:span text:style-name="T1">1</text:span><text:span text:style-name="T1">9</text:span></text:p>
          </draw:text-box>
        </draw:frame>
        <draw:frame draw:name="sponsors-GSoC.svg" draw:style-name="gr2" draw:text-style-name="P3" draw:layer="layout" svg:width="26.144cm" svg:height="3.195cm" svg:x="1.056cm" svg:y="8.4cm">
          <draw:image xlink:href="Pictures/100041C60000A64B0000124B0CE5D8B85CF9908E.svg" xlink:type="simple" xlink:show="embed" xlink:actuate="onLoad" loext:mime-type="image/svg+xml">
            <text:p/>
          </draw:image>
          <draw:image xlink:href="Pictures/1000020100000649000000B1B5AF9DC47A146834.png" xlink:type="simple" xlink:show="embed" xlink:actuate="onLoad" loext:mime-type="image/png"/>
          <svg:title>logo_lockup_summer_of_code_horizontal_Roboto</svg:title>
          <svg:desc>Created with Sketch.</svg:desc>
        </draw:frame>
        <draw:frame draw:style-name="gr2" draw:text-style-name="P3" draw:layer="layout" svg:width="18.8cm" svg:height="5.815cm" svg:x="4.6cm" svg:y="2.285cm">
          <draw:image xlink:href="Pictures/1000222D000009B7000003347EB561018F1BFFB2.svg" xlink:type="simple" xlink:show="embed" xlink:actuate="onLoad" loext:mime-type="image/svg+xml">
            <text:p/>
          </draw:image>
          <draw:image xlink:href="Pictures/100002010000005E0000001F59C7EBD1349B949A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4"><text:span text:style-name="T2">P</text:span><text:span text:style-name="T2">C</text:span><text:span text:style-name="T2">P</text:span><text:span text:style-name="T2">.</text:span><text:span text:style-name="T2">C</text:span><text:span text:style-name="T2">O</text:span><text:span text:style-name="T2">N</text:span><text:span text:style-name="T2">F</text:span><text:span text:style-name="T2"> </text:span><text:span text:style-name="T2">2</text:span><text:span text:style-name="T2">0</text:span><text:span text:style-name="T2">1</text:span><text:span text:style-name="T2">9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Wrap-up</text:span></text:p>
              </text:list-item>
              <text:list-item>
                <text:p><text:span text:style-name="T3">Retrospective</text:span></text:p>
              </text:list-item>
              <text:list-item>
                <text:p><text:span text:style-name="T3">Next year … ?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1" presentation:presentation-page-layout-name="AL1T0">
        <office:forms form:automatic-focus="false" form:apply-design-mode="false"/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pan text:style-name="T1">P</text:span><text:span text:style-name="T1">C</text:span><text:span text:style-name="T1">P</text:span><text:span text:style-name="T1">.</text:span><text:span text:style-name="T1">C</text:span><text:span text:style-name="T1">O</text:span><text:span text:style-name="T1">N</text:span><text:span text:style-name="T1">F</text:span><text:span text:style-name="T1"> </text:span><text:span text:style-name="T1">2</text:span><text:span text:style-name="T1">0</text:span><text:span text:style-name="T1">2</text:span><text:span text:style-name="T1">0</text:span></text:p>
          </draw:text-box>
        </draw:frame>
        <draw:frame draw:style-name="gr3" draw:text-style-name="P4" draw:layer="layout" svg:width="6.349cm" svg:height="6.349cm" svg:x="3.051cm" svg:y="4cm">
          <draw:image xlink:href="Pictures/100002010000038400000384838E2BD758A30F3F.png" xlink:type="simple" xlink:show="embed" xlink:actuate="onLoad" loext:mime-type="image/png">
            <text:p/>
          </draw:image>
        </draw:frame>
        <draw:frame draw:style-name="gr3" draw:text-style-name="P4" draw:layer="layout" svg:width="6.349cm" svg:height="6.349cm" svg:x="10.6cm" svg:y="4.051cm">
          <draw:image xlink:href="Pictures/100002010000038400000384C888223E27F447D6.png" xlink:type="simple" xlink:show="embed" xlink:actuate="onLoad" loext:mime-type="image/png">
            <text:p/>
          </draw:image>
        </draw:frame>
        <draw:frame draw:style-name="gr3" draw:text-style-name="P4" draw:layer="layout" svg:width="6.349cm" svg:height="6.349cm" svg:x="18.6cm" svg:y="4cm">
          <draw:image xlink:href="Pictures/1000020100000384000003844B69EA175035B3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800000008009069769CEC70EE7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3-background" style:family="presentation">
      <style:graphic-properties draw:stroke="none" draw:fill="none"/>
      <style:text-properties style:letter-kerning="true"/>
    </style:style>
    <style:style style:name="Midnightblu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dnightblu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3-outline1" style:family="presentation">
      <style:graphic-properties draw:stroke="none" draw:fill="none" draw:auto-grow-height="false" draw:fit-to-size="shrink-to-fit" style:shrink-to-fit="true">
        <text:list-style style:name="Midnightblu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outline2" style:family="presentation" style:parent-style-name="Midnightblue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idnightblue3-outline3" style:family="presentation" style:parent-style-name="Midnightblue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idnightblue3-outline4" style:family="presentation" style:parent-style-name="Midnightblue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idnightblue3-outline5" style:family="presentation" style:parent-style-name="Midnightblue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6" style:family="presentation" style:parent-style-name="Midnightblue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7" style:family="presentation" style:parent-style-name="Midnightblue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8" style:family="presentation" style:parent-style-name="Midnightblue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9" style:family="presentation" style:parent-style-name="Midnightblue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subtitle" style:family="presentation">
      <style:graphic-properties draw:stroke="none" draw:fill="none" draw:textarea-vertical-align="middle">
        <text:list-style style:name="Midnightblu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title" style:family="presentation">
      <style:graphic-properties draw:stroke="none" draw:fill="none" draw:textarea-vertical-align="middle">
        <text:list-style style:name="Midnightblu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94070a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3-backgroundobjects">
      <style:graphic-properties draw:stroke="none" draw:fill="none" draw:fill-color="#ffffff" draw:auto-grow-height="false" fo:min-height="1.449cm"/>
    </style:style>
    <style:style style:name="Mpr9" style:family="presentation" style:parent-style-name="Midnightblue3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3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94070a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0" style:family="paragraph">
      <style:paragraph-properties fo:text-align="end"/>
      <style:text-properties fo:color="#000000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3" style:page-layout-name="PM1" draw:style-name="Mdp2">
      <draw:frame presentation:style-name="Midnightblue3-title" draw:layer="backgroundobjects" svg:width="25.199cm" svg:height="3.506cm" svg:x="1.4cm" svg:y="0.837cm" presentation:class="title" presentation:placeholder="true">
        <draw:text-box/>
      </draw:frame>
      <draw:frame presentation:style-name="Midnightblue3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idnightblue3-title" draw:layer="backgroundobjects" svg:width="14.848cm" svg:height="11.136cm" svg:x="3.075cm" svg:y="2.257cm" presentation:class="page"/>
        <draw:frame presentation:style-name="Midnightblue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1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3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4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4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4" draw:text-style-name="MP2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3329.24791086351 20847.193258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7:03:34.677179346</meta:creation-date>
    <meta:editing-duration>PT42M58S</meta:editing-duration>
    <meta:editing-cycles>26</meta:editing-cycles>
    <meta:generator>LibreOffice/6.1.5.2$Linux_X86_64 LibreOffice_project/10$Build-2</meta:generator>
    <dc:date>2019-02-21T14:00:12.170179611</dc:date>
    <meta:document-statistic meta:object-count="78"/>
    <meta:template xlink:type="simple" xlink:actuate="onRequest" xlink:title="Midnightblue" xlink:href="../../../../../../usr/lib64/libreoffice/share/template/common/presnt/Midnightblue.otp" meta:date="2018-06-16T17:03:34.5079265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